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25-02-2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25-01-1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24-09-1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24-02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24-01-04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23-01-0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22-01-0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21-05-24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4968" calcext:value-type="float">
            <text:p>57.2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21-02-02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21-01-06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2024" calcext:value-type="float">
            <text:p>57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20-02-13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20-01-04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7912" calcext:value-type="float">
            <text:p>57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19-09-2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19-04-2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19-01-2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6472" calcext:value-type="float">
            <text:p>57.1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18-05-2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18-02-19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332" calcext:value-type="float">
            <text:p>57.0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18-01-04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1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17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1" calcext:value-type="float">
            <text:p>57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1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17-01-05 17:42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4696" calcext:value-type="float">
            <text:p>57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16-01-04 16:52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428" calcext:value-type="float">
            <text:p>57.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15-02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15-01-05 19:03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1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14-01-05 15:25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1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1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13-01-05 20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1128" calcext:value-type="float">
            <text:p>57.0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1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00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1999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402101394401</text:p>
          </table:table-cell>
          <table:table-cell office:value-type="string" calcext:value-type="string">
            <text:p>34S 40W 27BBB 01</text:p>
          </table:table-cell>
          <table:table-cell office:value-type="string" calcext:value-type="string">
            <text:p>1999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